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ITULO" form:control-implementation="ooo:com.sun.star.form.component.TextField" xml:id="control1" form:id="control1" form:current-value="Título" form:value="Títul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ESCRICAO" form:control-implementation="ooo:com.sun.star.form.component.TextField" xml:id="control2" form:id="control2" form:current-value="Descrição" form:value="Descrição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Shape1" draw:style-name="gr1" draw:text-style-name="P1" svg:width="7.436cm" svg:height="1.297cm" svg:x="1.145cm" svg:y="0.912cm" draw:control="control1"/><draw:control text:anchor-type="paragraph" draw:z-index="1" draw:name="Shape2" draw:style-name="gr1" draw:text-style-name="P1" svg:width="8.52cm" svg:height="2.17cm" svg:x="1.383cm" svg:y="5.436cm" draw:control="control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00:12:46.647256614</meta:creation-date>
    <dc:date>2022-03-24T00:15:30.757396445</dc:date>
    <meta:editing-duration>PT2M4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